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7"/>
    <style:style style:name="P4" style:family="paragraph" style:parent-style-name="Text_20_body" style:list-style-name="L8"/>
    <style:style style:name="P5" style:family="paragraph" style:parent-style-name="Text_20_body" style:list-style-name="L9"/>
    <style:style style:name="P6" style:family="paragraph" style:parent-style-name="Text_20_body" style:list-style-name="L10"/>
    <style:style style:name="P7" style:family="paragraph" style:parent-style-name="Text_20_body" style:list-style-name="L5">
      <style:text-properties fo:background-color="#ffff00"/>
    </style:style>
    <style:style style:name="P8" style:family="paragraph" style:parent-style-name="Text_20_body" style:list-style-name="L1">
      <style:text-properties fo:background-color="#ffff00"/>
    </style:style>
    <style:style style:name="P9" style:family="paragraph" style:parent-style-name="Text_20_body" style:list-style-name="L6">
      <style:text-properties fo:background-color="#ffff00"/>
    </style:style>
    <style:style style:name="P10" style:family="paragraph" style:parent-style-name="Text_20_body" style:list-style-name="L11">
      <style:text-properties fo:background-color="#ffff00"/>
    </style:style>
    <style:style style:name="P11" style:family="paragraph" style:parent-style-name="Text_20_body" style:list-style-name="L4">
      <style:text-properties fo:background-color="#ffff00"/>
    </style:style>
    <style:style style:name="P12" style:family="paragraph" style:parent-style-name="Heading_20_3">
      <style:paragraph-properties fo:text-align="start" style:justify-single-word="false"/>
    </style:style>
    <style:style style:name="T1" style:family="text">
      <style:text-properties fo:background-color="#ffff00"/>
    </style:style>
    <style:style style:name="T2" style:family="text">
      <style:text-properties officeooo:rsid="001e399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moodle.ead.serpro.gov.br/course/jumpto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enctype="multipart/formdata" form:method="post" form:control-implementation="ooo:com.sun.star.form.component.Form" office:target-frame="" xlink:href="https://moodle.ead.serpro.gov.br/mod/assignment/upload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control-implementation="ooo:com.sun.star.form.component.Form" office:target-frame="" xlink:href="https://moodle.ead.serpro.gov.br/course/jumpto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Exercício Prático</text:h>
      <text:p text:style-name="Text_20_body">Após estes 8 módulos, podemos considerar que acabamos de conhecer um pouco sobre o funcionamento do Demoiselle em sua nova versão.</text:p>
      <text:p text:style-name="Text_20_body">Ainda há várias outras funcionalidades que fazem parte do Demoiselle e que não foram vistas neste curso. Mas com esse conhecimento já é suficiente para que possamos implementar uma aplicação simples.</text:p>
      <text:p text:style-name="Text_20_body">Vamos então propor um exercício prático bem simples para usar as técnicas aprendidas.<text:line-break/>A estrutura do projeto deve seguir o modelo já visto durante o curso. Recomendamos que use como base o projeto criado pelo arquétipo demoiselle-jsf-jpa, portanto será uma aplicação WEB/JSF.</text:p>
      <text:p text:style-name="Text_20_body">Use todos os recursos aprendidos durante o curso: configuração, exceção, mensagens, logs, etc.<text:line-break/>Crie também os casos de testes para a(s) classe(s) de negócio.</text:p>
      <text:p text:style-name="Text_20_body">Não será obrigatório criar restrições de segurança.<text:line-break/>A ideia é criar uma agenda financeira pessoal, que é um cadastro dos compromissos financeiros pessoais.</text:p>
      <text:p text:style-name="Text_20_body"><text:span text:style-name="Strong_20_Emphasis">Como funcionará ?</text:span></text:p>
      <text:p text:style-name="Text_20_body">Essa agenda deverá armazenar as seguintes informações: <text:span text:style-name="T1">Nome do compromisso</text:span> (ex: luz, telefone, condomínio, etc), <text:span text:style-name="T1">data de vencimento do compromisso</text:span>, valor do compromisso, <text:span text:style-name="T1">data do pagamento</text:span>, valor pago, <text:span text:style-name="T1">um valor lógico (verdadeiro/falso) para indicar se o compromisso está ou foi pago em atraso</text:span>.</text:p>
      <text:p text:style-name="Text_20_body">Os requisitos básicos serão: </text:p>
      <text:list xml:id="list9784651051" text:style-name="L1">
        <text:list-item>
          <text:p text:style-name="P8">Ter uma página de listagem e outra para inclusão/alteração.</text:p>
        </text:list-item>
      </text:list>
      <text:list xml:id="list1060320196" text:style-name="L2">
        <text:list-item>
          <text:p text:style-name="P1">Não poderá ser cadastrado nomes de compromissos duplicados.</text:p>
        </text:list-item>
      </text:list>
      <text:list xml:id="list261816906" text:style-name="L3">
        <text:list-item>
          <text:p text:style-name="P2">O valor do compromisso deve ser maior que R$ 10,00. (não deve ser "hard code<text:span text:style-name="T2">d</text:span>").</text:p>
        </text:list-item>
      </text:list>
      <text:list xml:id="list1589815626" text:style-name="L4">
        <text:list-item>
          <text:p text:style-name="P11">Atualizar o campo lógico: em atraso= true, em dia=false, de forma automática. (o campo atrasado não poderá ser editável)</text:p>
        </text:list-item>
      </text:list>
      <text:list xml:id="list319275748" text:style-name="L5">
        <text:list-item>
          <text:p text:style-name="P7">Ao iniciar a aplicação, se a tabela estiver vazia, incluir alguns registros automaticamente.</text:p>
        </text:list-item>
      </text:list>
      <text:p text:style-name="Text_20_body"><text:span text:style-name="Strong_20_Emphasis">Algumas dicas importantes:</text:span></text:p>
      <text:list xml:id="list932931970" text:style-name="L6">
        <text:list-item>
          <text:p text:style-name="P9">Usar o arquétipo demoiselle-jsf-jpa</text:p>
        </text:list-item>
      </text:list>
      <text:list xml:id="list289098583" text:style-name="L7">
        <text:list-item>
          <text:p text:style-name="P3">Atenção aos "resources" (tanto pacote do main como no test)</text:p>
        </text:list-item>
      </text:list>
      <text:list xml:id="list551460507" text:style-name="L8">
        <text:list-item>
          <text:p text:style-name="P4">Mantenha as regras de negócio no pacote correspondente.</text:p>
        </text:list-item>
      </text:list>
      <text:list xml:id="list1284389884" text:style-name="L9">
        <text:list-item>
          <text:p text:style-name="P5">Não esqueça dos construtores (com e sem parâmetros) da classe de Domínio.</text:p>
        </text:list-item>
      </text:list>
      <text:list xml:id="list1662229931" text:style-name="L10">
        <text:list-item>
          <text:p text:style-name="P6">Ao estender a classe DelegateCrud, sobrescreva os métodos de insert e update para codificar as validações. </text:p>
        </text:list-item>
      </text:list>
      <text:list xml:id="list1910755681" text:style-name="L11">
        <text:list-item>
          <text:p text:style-name="P10">Use a anotação JPA: @Temporal(value=TemporalType.DATE) nos campos do tipo data da classe de domínio. E a tag Calendar no JSF.</text:p>
        </text:list-item>
      </text:list>
      <text:p text:style-name="Text_20_body">Abaixo o diagrama da classe básica:</text:p>
      <text:p text:style-name="Standard"><text:soft-page-break/><draw:frame draw:style-name="fr1" draw:name="figuras1" text:anchor-type="as-char" svg:width="17.78cm" svg:height="7.241cm" draw:z-index="0"><draw:image xlink:href="https://moodle.ead.serpro.gov.br/file.php/4368/Modulo_8/diagramaClasse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0T12:58:49</meta:creation-date>
    <dc:date>2013-04-21T17:14:10</dc:date>
    <meta:editing-duration>PT1H1M19S</meta:editing-duration>
    <meta:editing-cycles>7</meta:editing-cycles>
    <meta:generator>LibreOffice/3.6$MacOSX_x86 LibreOffice_project/932b512-69e3009-7a10e5c-fc86223-a55908</meta:generator>
    <meta:document-statistic meta:table-count="0" meta:image-count="1" meta:object-count="0" meta:page-count="2" meta:paragraph-count="23" meta:word-count="347" meta:character-count="2209" meta:non-whitespace-character-count="1892"/>
  </office:meta>
</office:document-meta>
</file>